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 table:style-name="ce1" office:value-type="date" office:date-value="1965-01-01">
            <text:p>01/01/6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.5">
            <text:p>6.5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59">
            <text:p>59</text:p>
          </table:table-cell>
        </table:table-row>
        <table:table-row table:style-name="ro1">
          <table:table-cell/>
          <table:table-cell table:formula="of:=SUM([.B25:.B30])" office:value-type="float" office:value="17.5">
            <text:p>17.5</text:p>
          </table:table-cell>
          <table:table-cell table:number-columns-repeated="3"/>
        </table:table-row>
        <table:table-row table:style-name="ro1">
          <table:table-cell table:style-name="ce2"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/>
          <table:table-cell office:value-type="float" office:value="50">
            <text:p>50</text:p>
          </table:table-cell>
        </table:table-row>
        <table:table-row table:style-name="ro1">
          <table:table-cell table:style-name="ce1" office:value-type="date" office:date-value="1965-02-01">
            <text:p>02/01/6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.5">
            <text:p>8.5</text:p>
          </table:table-cell>
          <table:table-cell table:number-columns-repeated="2"/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.5">
            <text:p>8.5</text:p>
          </table:table-cell>
          <table:table-cell table:number-columns-repeated="2"/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6">
            <text:p>46</text:p>
          </table:table-cell>
        </table:table-row>
        <table:table-row table:style-name="ro1">
          <table:table-cell/>
          <table:table-cell table:formula="of:=SUM([.B32:.B38])" office:value-type="float" office:value="36">
            <text:p>36</text:p>
          </table:table-cell>
          <table:table-cell table:number-columns-repeated="3"/>
        </table:table-row>
        <table:table-row table:style-name="ro1">
          <table:table-cell table:style-name="ce2"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string">
            <text:p>Sunday</text:p>
          </table:table-cell>
          <table:table-cell/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47">
            <text:p>47</text:p>
          </table:table-cell>
        </table:table-row>
        <table:table-row table:style-name="ro1">
          <table:table-cell/>
          <table:table-cell table:formula="of:=SUM([.B40:.B46])" office:value-type="float" office:value="52">
            <text:p>52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string">
            <text:p>Sunday</text:p>
          </table:table-cell>
          <table:table-cell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.5">
            <text:p>8.5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.75">
            <text:p>9.75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1">
            <text:p>41</text:p>
          </table:table-cell>
        </table:table-row>
        <table:table-row table:style-name="ro1">
          <table:table-cell/>
          <table:table-cell table:formula="of:=SUM([.B48:.B54])" office:value-type="float" office:value="45.25">
            <text:p>45.25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.2">
            <text:p>26.2</text:p>
          </table:table-cell>
          <table:table-cell office:value-type="string">
            <text:p>Sunday</text:p>
          </table:table-cell>
          <table:table-cell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/>
          <table:table-cell table:formula="of:=SUM([.B56:.B62])" office:value-type="float" office:value="63.7">
            <text:p>63.7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string">
            <text:p>Sunday</text:p>
          </table:table-cell>
          <table:table-cell/>
          <table:table-cell office:value-type="float" office:value="42">
            <text:p>42</text:p>
          </table:table-cell>
        </table:table-row>
        <table:table-row table:style-name="ro1">
          <table:table-cell table:style-name="ce1" office:value-type="date" office:date-value="1965-03-01">
            <text:p>03/01/6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.75">
            <text:p>11.75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/>
          <table:table-cell table:formula="of:=SUM([.B64:.B70])" office:value-type="float" office:value="43.75">
            <text:p>43.75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>Sunday</text:p>
          </table:table-cell>
          <table:table-cell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3.75">
            <text:p>13.75</text:p>
          </table:table-cell>
          <table:table-cell table:number-columns-repeated="2"/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float" office:value="39">
            <text:p>39</text:p>
          </table:table-cell>
        </table:table-row>
        <table:table-row table:style-name="ro1">
          <table:table-cell/>
          <table:table-cell table:formula="of:=SUM([.B72:.B78])" office:value-type="float" office:value="84.75">
            <text:p>84.75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.5">
            <text:p>6.5</text:p>
          </table:table-cell>
          <table:table-cell office:value-type="string">
            <text:p>Sunday</text:p>
          </table:table-cell>
          <table:table-cell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.25">
            <text:p>12.25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.25">
            <text:p>11.25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6">
            <text:p>46</text:p>
          </table:table-cell>
        </table:table-row>
        <table:table-row table:style-name="ro1">
          <table:table-cell/>
          <table:table-cell table:formula="of:=SUM([.B80:.B86]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8.6">
            <text:p>18.6</text:p>
          </table:table-cell>
          <table:table-cell office:value-type="string">
            <text:p>Sunday</text:p>
          </table:table-cell>
          <table:table-cell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1.75">
            <text:p>11.75</text:p>
          </table:table-cell>
          <table:table-cell table:number-columns-repeated="2"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0.75">
            <text:p>10.75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.5">
            <text:p>10.5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/>
          <table:table-cell table:formula="of:=SUM([.B88:.B94])" office:value-type="float" office:value="61.6">
            <text:p>61.6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string">
            <text:p>Sunday</text:p>
          </table:table-cell>
          <table:table-cell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48">
            <text:p>48</text:p>
          </table:table-cell>
        </table:table-row>
        <table:table-row table:style-name="ro1">
          <table:table-cell table:style-name="ce1" office:value-type="date" office:date-value="1965-04-01">
            <text:p>04/01/6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/>
          <table:table-cell table:formula="of:=SUM([.B96:.B102])"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Sunday</text:p>
          </table:table-cell>
          <table:table-cell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SUM([.B104:.B110])"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SUM([.B112:.B118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.75">
            <text:p>3.75</text:p>
          </table:table-cell>
          <table:table-cell table:number-columns-repeated="3"/>
        </table:table-row>
        <table:table-row table:style-name="ro1">
          <table:table-cell/>
          <table:table-cell table:formula="of:=SUM([.B120:.B126])" office:value-type="float" office:value="5.75">
            <text:p>5.75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5">
            <text:p>0.5</text:p>
          </table:table-cell>
          <table:table-cell table:number-columns-repeated="2"/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.75">
            <text:p>1.75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table:style-name="ce1" office:value-type="date" office:date-value="1965-05-01">
            <text:p>05/01/65</text:p>
          </table:table-cell>
          <table:table-cell office:value-type="float" office:value="0.5">
            <text:p>0.5</text:p>
          </table:table-cell>
          <table:table-cell table:number-columns-repeated="3"/>
        </table:table-row>
        <table:table-row table:style-name="ro1">
          <table:table-cell table:style-name="ce1"/>
          <table:table-cell table:formula="of:=SUM([.B128:.B134])" office:value-type="float" office:value="2.75">
            <text:p>2.7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5">
            <text:p>2.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float" office:value="49">
            <text:p>49</text:p>
          </table:table-cell>
        </table:table-row>
        <table:table-row table:style-name="ro1">
          <table:table-cell/>
          <table:table-cell table:formula="of:=SUM([.B136:.B142])"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.75">
            <text:p>2.75</text:p>
          </table:table-cell>
          <table:table-cell table:number-columns-repeated="2"/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.5">
            <text:p>3.5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.25">
            <text:p>3.25</text:p>
          </table:table-cell>
          <table:table-cell table:number-columns-repeated="2"/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.5">
            <text:p>6.5</text:p>
          </table:table-cell>
          <table:table-cell table:number-columns-repeated="2"/>
          <table:table-cell office:value-type="float" office:value="51">
            <text:p>51</text:p>
          </table:table-cell>
        </table:table-row>
        <table:table-row table:style-name="ro1">
          <table:table-cell/>
          <table:table-cell table:formula="of:=SUM([.B144:.B150])" office:value-type="float" office:value="20.5">
            <text:p>20.5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.5">
            <text:p>4.5</text:p>
          </table:table-cell>
          <table:table-cell office:value-type="string">
            <text:p>Sunday</text:p>
          </table:table-cell>
          <table:table-cell/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.25">
            <text:p>3.25</text:p>
          </table:table-cell>
          <table:table-cell table:number-columns-repeated="2"/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.25">
            <text:p>4.25</text:p>
          </table:table-cell>
          <table:table-cell table:number-columns-repeated="2"/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.25">
            <text:p>5.25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.75">
            <text:p>5.75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.25">
            <text:p>2.25</text:p>
          </table:table-cell>
          <table:table-cell table:number-columns-repeated="2"/>
          <table:table-cell office:value-type="float" office:value="50">
            <text:p>50</text:p>
          </table:table-cell>
        </table:table-row>
        <table:table-row table:style-name="ro1">
          <table:table-cell/>
          <table:table-cell table:formula="of:=SUM([.B152:.B158])" office:value-type="float" office:value="25.25">
            <text:p>25.25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.25">
            <text:p>2.25</text:p>
          </table:table-cell>
          <table:table-cell office:value-type="string">
            <text:p>Sunday</text:p>
          </table:table-cell>
          <table:table-cell/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.25">
            <text:p>2.25</text:p>
          </table:table-cell>
          <table:table-cell table:number-columns-repeated="2"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6">
            <text:p>46</text:p>
          </table:table-cell>
        </table:table-row>
        <table:table-row table:style-name="ro1">
          <table:table-cell/>
          <table:table-cell table:formula="of:=SUM([.B160:.B166])" office:value-type="float" office:value="8.5">
            <text:p>8.5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.5">
            <text:p>1.5</text:p>
          </table:table-cell>
          <table:table-cell office:value-type="string">
            <text:p>Sunday</text:p>
          </table:table-cell>
          <table:table-cell/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.25">
            <text:p>5.25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table:style-name="ce1" office:value-type="date" office:date-value="1965-06-01">
            <text:p>06/01/65</text:p>
          </table:table-cell>
          <table:table-cell office:value-type="float" office:value="5.5">
            <text:p>5.5</text:p>
          </table:table-cell>
          <table:table-cell table:number-columns-repeated="2"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.75">
            <text:p>8.75</text:p>
          </table:table-cell>
          <table:table-cell table:number-columns-repeated="2"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0">
            <text:p>40</text:p>
          </table:table-cell>
        </table:table-row>
        <table:table-row table:style-name="ro1">
          <table:table-cell/>
          <table:table-cell table:formula="of:=SUM([.B168:.B174])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.25">
            <text:p>4.25</text:p>
          </table:table-cell>
          <table:table-cell office:value-type="string">
            <text:p>Sunday</text:p>
          </table:table-cell>
          <table:table-cell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.5">
            <text:p>5.5</text:p>
          </table:table-cell>
          <table:table-cell table:number-columns-repeated="2"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.5">
            <text:p>5.5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0">
            <text:p>40</text:p>
          </table:table-cell>
        </table:table-row>
        <table:table-row table:style-name="ro1">
          <table:table-cell/>
          <table:table-cell table:formula="of:=SUM([.B176:.B182])" office:value-type="float" office:value="23.75">
            <text:p>23.75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string">
            <text:p>Sunday</text:p>
          </table:table-cell>
          <table:table-cell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.5">
            <text:p>5.5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.5">
            <text:p>6.5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6">
            <text:p>46</text:p>
          </table:table-cell>
        </table:table-row>
        <table:table-row table:style-name="ro1">
          <table:table-cell/>
          <table:table-cell table:formula="of:=SUM([.B184:.B190])" office:value-type="float" office:value="28.5">
            <text:p>28.5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.35">
            <text:p>7.35</text:p>
          </table:table-cell>
          <table:table-cell office:value-type="string">
            <text:p>Sunday</text:p>
          </table:table-cell>
          <table:table-cell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/>
          <table:table-cell table:formula="of:=SUM([.B192:.B198])" office:value-type="float" office:value="25.35">
            <text:p>25.35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2.5">
            <text:p>12.5</text:p>
          </table:table-cell>
          <table:table-cell office:value-type="string">
            <text:p>Sunday</text:p>
          </table:table-cell>
          <table:table-cell/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.25">
            <text:p>7.25</text:p>
          </table:table-cell>
          <table:table-cell table:number-columns-repeated="3"/>
        </table:table-row>
        <table:table-row table:style-name="ro1">
          <table:table-cell table:style-name="ce1" office:value-type="date" office:date-value="1965-07-01">
            <text:p>07/01/6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.25">
            <text:p>7.25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SUM([.B200:.B206]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.25">
            <text:p>4.25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.25">
            <text:p>5.25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SUM([.B208:.B214])" office:value-type="float" office:value="29.5">
            <text:p>29.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.25">
            <text:p>3.25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.25">
            <text:p>4.25</text:p>
          </table:table-cell>
          <table:table-cell table:number-columns-repeated="2"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.5">
            <text:p>4.5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.75">
            <text:p>4.75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/>
          <table:table-cell table:formula="of:=SUM([.B216:.B222])" office:value-type="float" office:value="16.75">
            <text:p>16.75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.5">
            <text:p>6.5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.75">
            <text:p>3.75</text:p>
          </table:table-cell>
          <table:table-cell table:number-columns-repeated="2"/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.25">
            <text:p>4.25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/>
          <table:table-cell table:formula="of:=SUM([.B224:.B230])" office:value-type="float" office:value="27.5">
            <text:p>27.5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/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.75">
            <text:p>3.75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.25">
            <text:p>5.25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.75">
            <text:p>3.75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/>
          <table:table-cell table:formula="of:=SUM([.B232:.B238])" office:value-type="float" office:value="17.75">
            <text:p>17.75</text:p>
          </table:table-cell>
          <table:table-cell table:number-columns-repeated="3"/>
        </table:table-row>
        <table:table-row table:style-name="ro1">
          <table:table-cell table:style-name="ce1" office:value-type="date" office:date-value="1965-08-01">
            <text:p>08/01/65</text:p>
          </table:table-cell>
          <table:table-cell office:value-type="float" office:value="10">
            <text:p>10</text:p>
          </table:table-cell>
          <table:table-cell office:value-type="string">
            <text:p>Sunday</text:p>
          </table:table-cell>
          <table:table-cell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.25">
            <text:p>10.25</text:p>
          </table:table-cell>
          <table:table-cell table:number-columns-repeated="2"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.5">
            <text:p>5.5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40">
            <text:p>40</text:p>
          </table:table-cell>
        </table:table-row>
        <table:table-row table:style-name="ro1">
          <table:table-cell/>
          <table:table-cell table:formula="of:=SUM([.B240:.B246])" office:value-type="float" office:value="55.75">
            <text:p>55.7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.5">
            <text:p>13.5</text:p>
          </table:table-cell>
          <table:table-cell office:value-type="string">
            <text:p>Sunday</text:p>
          </table:table-cell>
          <table:table-cell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float" office:value="40">
            <text:p>40</text:p>
          </table:table-cell>
        </table:table-row>
        <table:table-row table:style-name="ro1">
          <table:table-cell table:number-columns-repeated="2" office:value-type="float" office:value="10">
            <text:p>10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table:number-columns-repeated="2" office:value-type="float" office:value="12">
            <text:p>12</text:p>
          </table:table-cell>
          <table:table-cell table:number-columns-repeated="2"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3.3">
            <text:p>13.3</text:p>
          </table:table-cell>
          <table:table-cell table:number-columns-repeated="2"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/>
          <table:table-cell table:formula="of:=SUM([.B248:.B254])" office:value-type="float" office:value="92.8">
            <text:p>92.8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Sunday</text:p>
          </table:table-cell>
          <table:table-cell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/>
          <table:table-cell table:formula="of:=SUM([.B256:.B262])"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.5">
            <text:p>15.5</text:p>
          </table:table-cell>
          <table:table-cell office:value-type="string">
            <text:p>Sunday</text:p>
          </table:table-cell>
          <table:table-cell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9">
            <text:p>39</text:p>
          </table:table-cell>
        </table:table-row>
        <table:table-row table:style-name="ro1">
          <table:table-cell/>
          <table:table-cell table:formula="of:=SUM([.B264:.B270])" office:value-type="float" office:value="15.5">
            <text:p>15.5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string">
            <text:p>Sunday</text:p>
          </table:table-cell>
          <table:table-cell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.75">
            <text:p>3.75</text:p>
          </table:table-cell>
          <table:table-cell table:number-columns-repeated="2"/>
          <table:table-cell office:value-type="float" office:value="40">
            <text:p>40</text:p>
          </table:table-cell>
        </table:table-row>
        <table:table-row table:style-name="ro1">
          <table:table-cell table:style-name="ce1" office:value-type="date" office:date-value="1965-09-01">
            <text:p>09/01/65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.75">
            <text:p>8.75</text:p>
          </table:table-cell>
          <table:table-cell table:number-columns-repeated="2"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/>
          <table:table-cell table:formula="of:=SUM([.B272:.B278])" office:value-type="float" office:value="59.5">
            <text:p>59.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4.6">
            <text:p>14.6</text:p>
          </table:table-cell>
          <table:table-cell office:value-type="string">
            <text:p>Sunday</text:p>
          </table:table-cell>
          <table:table-cell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.75">
            <text:p>8.75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.75">
            <text:p>5.75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/>
          <table:table-cell table:formula="of:=SUM([.B280:.B286])" office:value-type="float" office:value="40.6">
            <text:p>40.6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.5">
            <text:p>11.5</text:p>
          </table:table-cell>
          <table:table-cell office:value-type="string">
            <text:p>Sunday</text:p>
          </table:table-cell>
          <table:table-cell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.3">
            <text:p>8.3</text:p>
          </table:table-cell>
          <table:table-cell table:number-columns-repeated="2"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.25">
            <text:p>6.25</text:p>
          </table:table-cell>
          <table:table-cell table:number-columns-repeated="2"/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.25">
            <text:p>10.25</text:p>
          </table:table-cell>
          <table:table-cell table:number-columns-repeated="2"/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0">
            <text:p>4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string">
            <text:p>Sunday</text:p>
          </table:table-cell>
          <table:table-cell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.5">
            <text:p>7.5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0">
            <text:p>4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.5">
            <text:p>7.5</text:p>
          </table:table-cell>
          <table:table-cell office:value-type="string">
            <text:p>Sunday</text:p>
          </table:table-cell>
          <table:table-cell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table:style-name="ce1" office:value-type="string">
            <text:p>010/01/196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1">
            <text:p>4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.5">
            <text:p>6.5</text:p>
          </table:table-cell>
          <table:table-cell office:value-type="string">
            <text:p>Sunday</text:p>
          </table:table-cell>
          <table:table-cell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.3">
            <text:p>5.3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Sunday</text:p>
          </table:table-cell>
          <table:table-cell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.5">
            <text:p>5.5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.5">
            <text:p>5.5</text:p>
          </table:table-cell>
          <table:table-cell office:value-type="string">
            <text:p>Sunday</text:p>
          </table:table-cell>
          <table:table-cell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.6">
            <text:p>6.6</text:p>
          </table:table-cell>
          <table:table-cell table:number-columns-repeated="2"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string">
            <text:p>Sunday</text:p>
          </table:table-cell>
          <table:table-cell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1">
            <text:p>4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string">
            <text:p>Sunday</text:p>
          </table:table-cell>
          <table:table-cell/>
          <table:table-cell office:value-type="float" office:value="40">
            <text:p>40</text:p>
          </table:table-cell>
        </table:table-row>
        <table:table-row table:style-name="ro1">
          <table:table-cell table:style-name="ce1" office:value-type="string">
            <text:p>011/01/1965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.1">
            <text:p>5.1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Sunday</text:p>
          </table:table-cell>
          <table:table-cell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9">04/19/2016</text:date>, <text:time>18:11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Lombardi</meta:initial-creator>
    <meta:creation-date>2016-04-17T14:47:07.24</meta:creation-date>
    <dc:date>2016-04-19T18:11:08.58</dc:date>
    <dc:creator>James Lombardi</dc:creator>
    <meta:editing-duration>PT3H53M34S</meta:editing-duration>
    <meta:editing-cycles>17</meta:editing-cycles>
    <meta:generator>OpenOffice/4.1.0$Win32 OpenOffice.org_project/410m18$Build-9764</meta:generator>
    <meta:document-statistic meta:table-count="3" meta:cell-count="966" meta:object-count="0"/>
  </office:meta>
</office:document-meta>
</file>